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ep 01 12:34:56 server1 systemd[1]: Starting Apache Web Server... [INFO]</text:p>
      <text:p text:style-name="Standard">Sep 01 12:35:01 server1 apache2[2345]: Starting Apache Web Server... [INFO]</text:p>
      <text:p text:style-name="Standard">Sep 01 12:35:03 server1 apache2[2345]: Apache Web Server started successfully. [INFO]</text:p>
      <text:p text:style-name="Standard">Sep 02 09:23:14 server1 sshd[2456]: Accepted password for user1 from 192.168.1.10 port 22 ssh2 [INFO]</text:p>
      <text:p text:style-name="Standard">Sep 02 09:24:03 server1 sshd[2460]: Failed password for invalid user guest from 192.168.1.11 port 22 ssh2 [WARNING]</text:p>
      <text:p text:style-name="Standard">Sep 03 14:47:52 server1 kernel: [1234567.123456] EXT4-fs (sda1): mounted filesystem with ordered data mode [INFO]</text:p>
      <text:p text:style-name="Standard">Sep 04 16:32:10 server1 systemd[1]: Stopping Apache Web Server... [INFO]</text:p>
      <text:p text:style-name="Standard">Sep 04 16:32:12 server1 apache2[2345]: Stopping Apache Web Server... [INFO]</text:p>
      <text:p text:style-name="Standard">Sep 04 16:32:15 server1 apache2[2345]: Apache Web Server stopped. [INFO]</text:p>
      <text:p text:style-name="Standard">Sep 05 08:19:45 server1 cron[1234]: (root) RELOAD (/etc/cron.daily) [INFO]</text:p>
      <text:p text:style-name="Standard">Sep 06 11:50:12 server1 systemd[1]: Starting MySQL Database Server... [INFO]</text:p>
      <text:p text:style-name="Standard">Sep 06 11:50:14 server1 mysql[3456]: Starting MySQL Database Server... [INFO]</text:p>
      <text:p text:style-name="Standard">Sep 06 11:50:16 server1 mysql[3456]: MySQL Database Server started successfully. [INFO]</text:p>
      <text:p text:style-name="Standard">Sep 07 07:13:02 server1 sshd[2456]: Accepted password for user2 from 192.168.1.12 port 22 ssh2 [INFO]</text:p>
      <text:p text:style-name="Standard">Sep 07 08:22:23 server1 systemd[1]: Started SSH service. [INFO]</text:p>
      <text:p text:style-name="Standard">Sep 07 09:10:59 server1 kernel: [2345678.123456] eth0: link up [INFO]</text:p>
      <text:p text:style-name="Standard">Sep 08 19:23:50 server1 sshd[2567]: Failed password for root from 192.168.1.20 port 22 ssh2 [WARNING]</text:p>
      <text:p text:style-name="Standard">Sep 09 03:13:56 server1 systemd[1]: Started Nginx Web Server. [INFO]</text:p>
      <text:p text:style-name="Standard">Sep 09 03:14:02 server1 nginx[3456]: Starting Nginx Web Server... [INFO]</text:p>
      <text:p text:style-name="Standard">Sep 09 03:14:04 server1 nginx[3456]: Nginx Web Server started successfully. [INFO]</text:p>
      <text:p text:style-name="Standard">Sep 10 13:45:11 server1 systemd[1]: Stopping MySQL Database Server... [INFO]</text:p>
      <text:p text:style-name="Standard">Sep 10 13:45:13 server1 mysql[3456]: Stopping MySQL Database Server... [INFO]</text:p>
      <text:p text:style-name="Standard">Sep 10 13:45:15 server1 mysql[3456]: MySQL Database Server stopped. [INFO]</text:p>
      <text:p text:style-name="Standard">Sep 11 15:34:01 server1 kernel: [3456789.123456] device eth0 left promiscuous mode [INFO]</text:p>
      <text:p text:style-name="Standard">Sep 12 06:27:09 server1 sshd[2765]: Accepted password for user3 from 192.168.1.13 port 22 ssh2 [INFO]</text:p>
      <text:p text:style-name="Standard">Sep 12 06:29:12 server1 systemd[1]: Started Apache Web Server. [INFO]</text:p>
      <text:p text:style-name="Standard">Sep 12 06:29:14 server1 apache2[2345]: Starting Apache Web Server... [INFO]</text:p>
      <text:p text:style-name="Standard">Sep 12 06:29:16 server1 apache2[2345]: Apache Web Server started successfully. [INFO]</text:p>
      <text:p text:style-name="Standard">Sep 13 04:14:23 server1 cron[1234]: (root) RELOAD (/etc/cron.daily) [INFO]</text:p>
      <text:p text:style-name="Standard">Sep 14 17:22:56 server1 systemd[1]: Starting Nginx Web Server... [INFO]</text:p>
      <text:p text:style-name="Standard">Sep 14 17:22:58 server1 nginx[3456]: Starting Nginx Web Server... [INFO]</text:p>
      <text:p text:style-name="Standard">Sep 14 17:23:00 server1 nginx[3456]: Nginx Web Server started successfully. [INFO]</text:p>
      <text:p text:style-name="Standard">Sep 15 08:13:35 server1 sshd[2765]: Failed password for invalid user admin from 192.168.1.21 port 22 ssh2 [WARNING]</text:p>
      <text:p text:style-name="Standard">Sep 16 09:51:17 server1 systemd[1]: Started SSH service. [INFO]</text:p>
      <text:p text:style-name="Standard">Sep 16 09:51:19 server1 sshd[2765]: Accepted password for user1 from 192.168.1.14 port 22 ssh2 [INFO]</text:p>
      <text:p text:style-name="Standard">Sep 17 11:23:41 server1 kernel: [4567890.123456] EXT4-fs (sda2): mounted filesystem with ordered data mode [INFO]</text:p>
      <text:p text:style-name="Standard">Sep 18 13:30:42 server1 systemd[1]: Stopping Nginx Web Server... [INFO]</text:p>
      <text:p text:style-name="Standard">Sep 18 13:30:44 server1 nginx[3456]: Stopping Nginx Web Server... [INFO]</text:p>
      <text:p text:style-name="Standard">Sep 18 13:30:46 server1 nginx[3456]: Nginx Web Server stopped. [INFO]</text:p>
      <text:p text:style-name="Standard">Sep 19 05:19:33 server1 cron[1234]: (root) RELOAD (/etc/cron.daily) [INFO]</text:p>
      <text:p text:style-name="Standard"><text:soft-page-break/>Sep 20 02:12:47 server1 systemd[1]: Starting MySQL Database Server... [INFO]</text:p>
      <text:p text:style-name="Standard">Sep 20 02:12:50 server1 mysql[3456]: Starting MySQL Database Server... [INFO]</text:p>
      <text:p text:style-name="Standard">Sep 20 02:12:52 server1 mysql[3456]: MySQL Database Server started successfully. [INFO]</text:p>
      <text:p text:style-name="Standard">Sep 21 14:17:29 server1 sshd[2765]: Accepted password for user2 from 192.168.1.22 port 22 ssh2 [INFO]</text:p>
      <text:p text:style-name="Standard">Sep 21 14:18:47 server1 kernel: [5678901.123456] eth0: link up [INFO]</text:p>
      <text:p text:style-name="Standard">Sep 22 16:30:59 server1 systemd[1]: Started Nginx Web Server. [INFO]</text:p>
      <text:p text:style-name="Standard">Sep 22 16:31:01 server1 nginx[3456]: Starting Nginx Web Server... [INFO]</text:p>
      <text:p text:style-name="Standard">Sep 22 16:31:03 server1 nginx[3456]: Nginx Web Server started successfully. [INFO]</text:p>
      <text:p text:style-name="Standard">Sep 23 09:05:32 server1 sshd[2765]: Failed password for root from 192.168.1.23 port 22 ssh2 [WARNING]</text:p>
      <text:p text:style-name="Standard">Sep 23 10:43:59 server1 systemd[1]: Starting Apache Web Server... [INFO]</text:p>
      <text:p text:style-name="Standard">Sep 23 10:44:01 server1 apache2[2345]: Starting Apache Web Server... [INFO]</text:p>
      <text:p text:style-name="Standard">Sep 23 10:44:03 server1 apache2[2345]: Apache Web Server started successfully. [INFO]</text:p>
      <text:p text:style-name="Standard">Sep 24 11:13:22 server1 cron[1234]: (root) RELOAD (/etc/cron.daily) [INFO]</text:p>
      <text:p text:style-name="Standard">Sep 25 17:32:12 server1 systemd[1]: Stopping MySQL Database Server... [INFO]</text:p>
      <text:p text:style-name="Standard">Sep 25 17:32:14 server1 mysql[3456]: Stopping MySQL Database Server... [INFO]</text:p>
      <text:p text:style-name="Standard">Sep 25 17:32:16 server1 mysql[3456]: MySQL Database Server stopped. [INFO]</text:p>
      <text:p text:style-name="Standard">Sep 26 14:50:41 server1 systemd[1]: Started Apache Web Server. [INFO]</text:p>
      <text:p text:style-name="Standard">Sep 26 14:50:43 server1 apache2[2345]: Starting Apache Web Server... [INFO]</text:p>
      <text:p text:style-name="Standard">Sep 26 14:50:45 server1 apache2[2345]: Apache Web Server started successfully. [INFO]</text:p>
      <text:p text:style-name="Standard">Sep 27 11:01:02 server1 sshd[2765]: Failed password for invalid user guest from 192.168.1.24 port 22 ssh2 [WARNING]</text:p>
      <text:p text:style-name="Standard">Sep 28 10:23:54 server1 systemd[1]: Starting Nginx Web Server... [INFO]</text:p>
      <text:p text:style-name="Standard">Sep 28 10:23:56 server1 nginx[3456]: Starting Nginx Web Server... [INFO]</text:p>
      <text:p text:style-name="Standard">Sep 28 10:23:58 server1 nginx[3456]: Nginx Web Server started successfully. [INFO]</text:p>
      <text:p text:style-name="Standard">Sep 29 12:11:22 server1 cron[1234]: (root) RELOAD (/etc/cron.daily) [INFO]</text:p>
      <text:p text:style-name="Standard">Sep 30 09:05:18 server1 systemd[1]: Starting MySQL Database Server... [INFO]</text:p>
      <text:p text:style-name="Standard">Sep 30 09:05:20 server1 mysql[3456]: Starting MySQL Database Server... [INFO]</text:p>
      <text:p text:style-name="Standard">Sep 30 09:05:22 server1 mysql[3456]: MySQL Database Server started successfully. [INFO]</text:p>
      <text:p text:style-name="Standard">Oct 01 07:13:01 server1 sshd[2765]: Accepted password for user1 from 192.168.1.25 port 22 ssh2 [INFO]</text:p>
      <text:p text:style-name="Standard">Oct 02 12:42:08 server1 systemd[1]: Started Nginx Web Server. [INFO]</text:p>
      <text:p text:style-name="Standard">Oct 02 12:42:10 server1 nginx[3456]: Starting Nginx Web Server... [INFO]</text:p>
      <text:p text:style-name="Standard">Oct 02 12:42:12 server1 nginx[3456]: Nginx Web Server started successfully. [INFO]</text:p>
      <text:p text:style-name="Standard">Oct 03 03:11:24 server1 systemd[1]: Stopping Apache Web Server... [INFO]</text:p>
      <text:p text:style-name="Standard">Oct 03 03:11:26 server1 apache2[2345]: Stopping Apache Web Server... [INFO]</text:p>
      <text:p text:style-name="Standard">Oct 03 03:11:28 server1 apache2[2345]: Apache Web Server stopped. [INFO]</text:p>
      <text:p text:style-name="Standard">Oct 04 08:39:41 server1 kernel: [6789012.123456] EXT4-fs (sda3): mounted filesystem with ordered data mode [INFO]</text:p>
      <text:p text:style-name="Standard">Oct 05 14:05:27 server1 cron[1234]: (root) RELOAD (/etc/cron.daily) [INFO]</text:p>
      <text:p text:style-name="Standard">Oct 06 16:22:44 server1 systemd[1]: Starting MySQL Database Server... [INFO]</text:p>
      <text:p text:style-name="Standard">Oct 06 16:22:46 server1 mysql[3456]: Starting MySQL Database Server... [INFO]</text:p>
      <text:p text:style-name="Standard">Oct 06 16:22:48 server1 mysql[3456]: MySQL Database Server started successfully. [INFO]</text:p>
      <text:p text:style-name="Standard">Oct 07 12:51:33 server1 sshd[2765]: Accepted password for user2 from 192.168.1.26 port 22 ssh2 [INFO]</text:p>
      <text:p text:style-name="Standard">Oct 08 09:14:11 server1 systemd[1]: Started Apache Web Server. [INFO]</text:p>
      <text:p text:style-name="Standard">Oct 08 09:14:13 server1 apache2[2345]: Starting Apache Web Server... [INFO]</text:p>
      <text:p text:style-name="Standard">Oct 08 09:14:15 server1 apache2[2345]: Apache Web Server started successfully. [INFO]</text:p>
      <text:p text:style-name="Standard"><text:soft-page-break/>Oct 09 07:22:11 server1 kernel: [7890123.123456] eth0: link up [INFO]</text:p>
      <text:p text:style-name="Standard">Oct 10 15:47:06 server1 systemd[1]: Starting Nginx Web Server... [INFO]</text:p>
      <text:p text:style-name="Standard">Oct 10 15:47:08 server1 nginx[3456]: Starting Nginx Web Server... [INFO]</text:p>
      <text:p text:style-name="Standard">Oct 10 15:47:10 server1 nginx[3456]: Nginx Web Server started successfully. [INFO]</text:p>
      <text:p text:style-name="Standard">Nov 01 11:15:55 server1 cron[1234]: (root) RELOAD (/etc/cron.daily) [INFO]</text:p>
      <text:p text:style-name="Standard">Nov 02 09:21:34 server1 sshd[2765]: Failed password for invalid user test from 192.168.1.27 port 22 ssh2 [WARNING]</text:p>
      <text:p text:style-name="Standard">Nov 03 18:23:42 server1 systemd[1]: Started MySQL Database Server. [INFO]</text:p>
      <text:p text:style-name="Standard">Nov 03 18:23:44 server1 mysql[3456]: Starting MySQL Database Server... [INFO]</text:p>
      <text:p text:style-name="Standard">Nov 03 18:23:46 server1 mysql[3456]: MySQL Database Server started successfully. [INFO]</text:p>
      <text:p text:style-name="Standard">Nov 04 07:13:22 server1 sshd[2765]: Accepted password for user3 from 192.168.1.28 port 22 ssh2 [INFO]</text:p>
      <text:p text:style-name="Standard">Nov 05 12:32:10 server1 systemd[1]: Starting Apache Web Server... [INFO]</text:p>
      <text:p text:style-name="Standard">Nov 05 12:32:12 server1 apache2[2345]: Starting Apache Web Server... [INFO]</text:p>
      <text:p text:style-name="Standard">Nov 05 12:32:14 server1 apache2[2345]: Apache Web Server started successfully. [INFO]</text:p>
      <text:p text:style-name="Standard">Nov 06 09:15:13 server1 kernel: [8901234.123456] eth0: link down [INFO]</text:p>
      <text:p text:style-name="Standard">Nov 07 14:44:56 server1 systemd[1]: Started Nginx Web Server. [INFO]</text:p>
      <text:p text:style-name="Standard">Nov 07 14:44:58 server1 nginx[3456]: Starting Nginx Web Server... [INFO]</text:p>
      <text:p text:style-name="Standard">Nov 07 14:45:00 server1 nginx[3456]: Nginx Web Server started successfully. [INFO]</text:p>
      <text:p text:style-name="Standard">Dec 01 13:30:22 server1 cron[1234]: (root) RELOAD (/etc/cron.daily) [INFO]</text:p>
      <text:p text:style-name="Standard">Dec 02 10:22:01 server1 sshd[2765]: Failed password for root from 192.168.1.29 port 22 ssh2 [WARNING]</text:p>
      <text:p text:style-name="Standard">Dec 03 09:10:23 server1 systemd[1]: Starting MySQL Database Server... [INFO]</text:p>
      <text:p text:style-name="Standard">Dec 03 09:10:25 server1 mysql[3456]: Starting MySQL Database Server... [INFO]</text:p>
      <text:p text:style-name="Standard">Dec 03 09:10:27 server1 mysql[3456]: MySQL Database Server started successfully. [INFO]</text:p>
      <text:p text:style-name="Standard">Dec 04 11:13:09 server1 systemd[1]: Started Apache Web Server. [INFO]</text:p>
      <text:p text:style-name="Standard">Dec 04 11:13:11 server1 apache2[2345]: Starting Apache Web Server... [INFO]</text:p>
      <text:p text:style-name="Standard">Dec 04 11:13:13 server1 apache2[2345]: Apache Web Server started successfully. [INFO]</text:p>
      <text:p text:style-name="Standard">Dec 05 14:27:33 server1 sshd[2765]: Accepted password for user4 from 192.168.1.30 port 22 ssh2 [INFO]</text:p>
      <text:p text:style-name="Standard">Dec 06 09:13:55 server1 systemd[1]: Stopping MySQL Database Server... [INFO]</text:p>
      <text:p text:style-name="Standard">Dec 06 09:13:57 server1 mysql[3456]: Stopping MySQL Database Server... [INFO]</text:p>
      <text:p text:style-name="Standard">Dec 06 09:13:59 server1 mysql[3456]: MySQL Database Server stopped. [INFO]</text:p>
      <text:p text:style-name="Standard">Dec 07 16:23:41 server1 cron[1234]: (root) RELOAD (/etc/cron.daily) [INFO]</text:p>
      <text:p text:style-name="Standard">Dec 08 11:47:23 server1 systemd[1]: Starting Nginx Web Server... [INFO]</text:p>
      <text:p text:style-name="Standard">Dec 08 11:47:25 server1 nginx[3456]: Starting Nginx Web Server... [INFO]</text:p>
      <text:p text:style-name="Standard">Dec 08 11:47:27 server1 nginx[3456]: Nginx Web Server started successfully. [INFO]</text:p>
      <text:p text:style-name="Standard">Dec 09 10:02:13 server1 sshd[2765]: Failed password for invalid user test from 192.168.1.31 port 22 ssh2 [WARNING]</text:p>
      <text:p text:style-name="Standard">Dec 10 08:11:03 server1 systemd[1]: Starting Apache Web Server... [INFO]</text:p>
      <text:p text:style-name="Standard">Dec 10 08:11:05 server1 apache2[2345]: Starting Apache Web Server... [INFO]</text:p>
      <text:p text:style-name="Standard">Dec 10 08:11:07 server1 apache2[2345]: Apache Web Server started successfully. [INFO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18:20:47.385813239</meta:creation-date>
    <dc:date>2024-12-10T18:23:37.575344853</dc:date>
    <meta:editing-duration>PT2M51S</meta:editing-duration>
    <meta:editing-cycles>1</meta:editing-cycles>
    <meta:document-statistic meta:table-count="0" meta:image-count="0" meta:object-count="0" meta:page-count="3" meta:paragraph-count="120" meta:word-count="1323" meta:character-count="9683" meta:non-whitespace-character-count="8480"/>
    <meta:generator>LibreOffice/7.4.7.2$Linux_X86_64 LibreOffice_project/40$Build-2</meta:generator>
  </office:meta>
</office:document-meta>
</file>